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7639in"/>
    </style:style>
    <style:style style:name="vdmj_5f_traces.B" style:display-name="vdmj_traces.B" style:family="table-column">
      <style:table-column-properties style:column-width="4.2361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Standard">
      <style:text-properties fo:font-size="6pt" style:font-size-asian="6pt" style:font-size-complex="6pt"/>
    </style:style>
    <style:style style:name="P19" style:family="paragraph" style:parent-style-name="Standard"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Heading_20_2">
      <style:text-properties fo:language="en" fo:country="US"/>
    </style:style>
    <style:style style:name="P22"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2/02/09</text:modification-date></text:p>
              </table:table-cell>
            </table:table-row>
            <table:table-row>
              <table:table-cell table:style-name="MainTitles.A2" office:value-type="string">
                <text:p text:style-name="Table_20_Contents">Issue</text:p>
              </table:table-cell>
              <table:table-cell table:style-name="MainTitles.B4" office:value-type="float" office:value="0.3">
                <text:p text:style-name="Table_20_Contents">0.3</text:p>
              </table:table-cell>
            </table:table-row>
          </table:table>
          <text:p text:style-name="Table"/>
        </draw:text-box>
      </draw:frame>
      <text:p text:style-name="P19"/>
      <text:list xml:id="list35660442" text:style-name="Outline">
        <text:list-item>
          <text:h text:style-name="P2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3. <text:s/>Document History<text:tab/>3</text:p>
          <text:p text:style-name="P23"><text:s/>1. <text:s/>Overview<text:tab/>4</text:p>
          <text:p text:style-name="P24"><text:s/>1.1. <text:s/>Package Overview<text:tab/>4</text:p>
          <text:p text:style-name="P23"><text:s/>2. <text:s/>Package Detail<text:tab/>6</text:p>
          <text:p text:style-name="P24"><text:s/>2.1. <text:s/>vdmj<text:tab/>6</text:p>
          <text:p text:style-name="P24"><text:s/>2.2. <text:s/>vdmj.lex<text:tab/>6</text:p>
          <text:p text:style-name="P24"><text:s/>2.3. <text:s/>vdmj.syntax<text:tab/>9</text:p>
          <text:p text:style-name="P24"><text:s/>2.4. <text:s/>vdmj.ast<text:tab/>11</text:p>
          <text:p text:style-name="P24"><text:s/>2.5. <text:s/>vdmj.types<text:tab/>11</text:p>
          <text:p text:style-name="P24"><text:s/>2.6. <text:s/>vdmj.expressions<text:tab/>13</text:p>
          <text:p text:style-name="P24"><text:s/>2.7. <text:s/>vdmj.statements <text:tab/>15</text:p>
          <text:p text:style-name="P24"><text:s/>2.8. <text:s/>vdmj.patterns<text:tab/>16</text:p>
          <text:p text:style-name="P24"><text:s/>2.9. <text:s/>vdmj.traces<text:tab/>17</text:p>
          <text:p text:style-name="P24"><text:s/>2.10. <text:s/>vdmj.definitions<text:tab/>18</text:p>
          <text:p text:style-name="P24"><text:s/>2.11. <text:s/>vdmj.modules<text:tab/>20</text:p>
          <text:p text:style-name="P24"><text:s/>2.12. <text:s/>vdmj.typechecker<text:tab/>20</text:p>
          <text:p text:style-name="P24"><text:s/>2.13. <text:s/>vdmj.pog<text:tab/>23</text:p>
          <text:p text:style-name="P24"><text:s/>2.14. <text:s/>vdmj.runtime<text:tab/>25</text:p>
          <text:p text:style-name="P24"><text:s/>2.15. <text:s/>vdmj.values<text:tab/>28</text:p>
          <text:p text:style-name="P24"><text:s/>2.16. <text:s/>vdmj.commands<text:tab/>29</text:p>
          <text:p text:style-name="P24"><text:s/>2.17. <text:s/>vdmj.messages<text:tab/>30</text:p>
          <text:p text:style-name="P24"><text:s/>2.18. <text:s/>vdmj.util<text:tab/>30</text:p>
        </text:index-body>
      </text:table-of-content>
      <text:list xml:id="list35697174" text:continue-numbering="true" text:style-name="Outline">
        <text:list-item>
          <text:list>
            <text:list-item>
              <text:h text:style-name="P21" text:outline-level="2">References</text:h>
            </text:list-item>
          </text:list>
        </text:list-item>
      </text:list>
      <text:list xml:id="list3566437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http://www.vdmtools.jp/uploads/manuals/langmanpp_a4E.pdf</text:p>
        </text:list-item>
      </text:list>
      <text:list xml:id="list35683093" text:continue-list="list35697174" text:style-name="Outline">
        <text:list-item>
          <text:list>
            <text:list-item>
              <text:h text:style-name="Heading_20_2" text:outline-level="2"><text:soft-page-break/>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A1" office:value-type="string">
            <text:p text:style-name="Table_20_Contents"><text:modification-date style:data-style-name="N37">12/02/09</text:modification-date></text:p>
          </table:table-cell>
          <table:table-cell table:style-name="DocHistory.A1" office:value-type="string">
            <text:p text:style-name="Table_20_Contents">Added PO generator section, vdm.traces and misc other changes.</text:p>
          </table:table-cell>
        </table:table-row>
      </table:table>
      <text:list xml:id="list35698785"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text:p>
      <text:list xml:id="list35702803" text:continue-numbering="true" text:style-name="Outline">
        <text:list-item>
          <text:list>
            <text:list-item>
              <text:h text:style-name="Heading_20_2" text:outline-level="2">Package Overview</text:h>
            </text:list-item>
          </text:list>
        </text:list-item>
      </text:list>
      <text:p text:style-name="Text_20_body">The implementation is divided into 18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text:soft-page-break/>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utils package contains common utilities used by all other packages, as well as the native code used by the "stdlib" VDM libraries.</text:p>
      <text:list xml:id="list35705074" text:continue-numbering="true" text:style-name="Outline">
        <text:list-item>
          <text:h text:style-name="Heading_20_1" text:outline-level="1">Package Detail</text:h>
          <text:list>
            <text:list-item>
              <text:h text:style-name="P22"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VDM++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or VDM++ dialect, and one class to use the Overture parser for VDM++.</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LexTokenReader ltr =</text:p>
      <text:p text:style-name="Preformatted_20_Text"><text:tab/><text:tab/>new LexTokenReader(new File(args[0]),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CommandReader reader =</text:p>
      <text:p text:style-name="Preformatted_20_Text"><text:tab/><text:tab/><text:tab/><text:tab/>new ModuleCommandReader(interpreter, "$ ");</text:p>
      <text:p text:style-name="Preformatted_20_Text"><text:s text:c="4"/><text:tab/><text:tab/><text:tab/>reader.run(Arrays.asList(args));</text:p>
      <text:p text:style-name="Preformatted_20_Text"><text:s text:c="4"/><text:tab/><text:tab/>}</text:p>
      <text:p text:style-name="Preformatted_20_Text"><text:tab/>}</text:p>
      <text:p text:style-name="Preformatted_20_Text">}</text:p>
      <text:p text:style-name="Preformatted_20_Text"/>
      <text:list xml:id="list35693169"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ext:soft-page-break/>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571249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568410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soft-page-break/><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569018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5700074"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5705627"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5699612"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571354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5682506"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5698842"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5702421"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569053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5702250"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5706495"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5689347"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trace apply expression.</text:p>
          </table:table-cell>
        </table:table-row>
        <table:table-row table:style-name="vdmj_5f_traces.2">
          <table:table-cell table:style-name="vdmj_5f_traces.A2" office:value-type="string">
            <text:p text:style-name="Table_20_Contents">TraceBinding</text:p>
          </table:table-cell>
          <table:table-cell table:style-name="vdmj_5f_traces.B2" office:value-type="string">
            <text:p text:style-name="Table_20_Contents">An abstract class representing a all trace bindings.</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Base class for TraceApplyExpression and TraceBracketedExpression.</text:p>
          </table: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t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
      <text:p text:style-name="Text_20_body"/>
      <text:p text:style-name="Text_20_body">The vdm.traces package includes classes to represent the definitions which can occur in a VDM++ "traces" section.</text:p>
      <text:p text:style-name="Text_20_body"><text:soft-page-break/>They are uncontroversial and follow the structure of the grammar closely.</text:p>
      <text:list xml:id="list35691232"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list xml:id="list35711365"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represent instance variable definitions.</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text:soft-page-break/>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5660998"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text:soft-page-break/>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list xml:id="list35696538" text:continue-list="list3571136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5710672"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5686040"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text:soft-page-break/>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5713524" text:continue-list="list35660998"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text:soft-page-break/>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570048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e "isSubType" method takes two types and returns a boolean indicating whether the first is a <text:soft-page-break/>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5691774" text:continue-list="list3568604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5691597"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soft-page-break/><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text:soft-page-break/></text:p>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5706999"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5693550"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ext:soft-page-break/>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ext:soft-page-break/>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text:soft-page-break/>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5682101"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35683368"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text:soft-page-break/>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570533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570068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text:soft-page-break/></text:p>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5688695"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5705887"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list xml:id="list35689160"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2-12T15:59:14.50">12/02/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3</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1</text:page-number> of <text:page-count style:num-format="1">31</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12/02/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63</meta:editing-cycles>
    <meta:editing-duration>PT18H10M03S</meta:editing-duration>
    <dc:date>2009-02-12T15:59:14.40</dc:date>
    <dc:creator>Nick Battle</dc:creator>
    <meta:keyword>VDMJ</meta:keyword>
    <dc:subject>VDMJ</dc:subject>
    <meta:document-statistic meta:table-count="32" meta:image-count="0" meta:object-count="0" meta:page-count="31" meta:paragraph-count="907" meta:word-count="12962" meta:character-count="83565"/>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